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LO-normal" style:master-page-name="MPF0" style:family="paragraph">
      <style:paragraph-properties fo:break-before="page"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3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4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5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6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color="#000000" fo:font-size="14pt" style:font-size-asian="14pt" style:font-size-complex="14pt"/>
    </style:style>
    <style:style style:name="P7" style:parent-style-name="LO-normal" style:family="paragraph">
      <style:paragraph-properties fo:text-align="center" fo:line-height="150%" fo:text-indent="0.4923in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variant="small-caps" fo:font-size="14pt" style:font-size-asian="14pt" style:font-size-complex="14pt"/>
    </style:style>
    <style:style style:name="P11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LO-norma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LO-normal" style:family="paragraph">
      <style:paragraph-properties fo:text-align="center" fo:line-height="150%" fo:text-indent="0.5118in">
        <style:tab-stops>
          <style:tab-stop style:type="left" style:position="0.4923in"/>
        </style:tab-stops>
      </style:paragraph-properties>
      <style:text-properties style:font-name="Times New Roman" style:font-name-asian="Times New Roman" style:font-name-complex="Times New Roman" fo:font-weight="bold" style:font-weight-asian="bold" fo:font-variant="small-caps" fo:font-size="14pt" style:font-size-asian="14pt" style:font-size-complex="14pt"/>
    </style:style>
    <style:style style:name="P17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8" style:parent-style-name="LO-normal" style:family="paragraph">
      <style:paragraph-properties fo:text-align="center" fo:line-height="150%" fo:text-indent="0.4923in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0" style:parent-style-name="LO-normal" style:family="paragraph">
      <style:paragraph-properties fo:text-align="center" fo:line-height="150%" fo:text-indent="0.4923in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6" style:parent-style-name="Textbody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32" style:family="table-column">
      <style:table-column-properties style:column-width="3.018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2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LO-normal" style:family="paragraph">
      <style:paragraph-properties fo:widows="0" fo:orphans="0" fo:text-align="justify" fo:line-height="150%" fo:text-indent="0.4923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LO-normal" style:family="paragraph">
      <style:paragraph-properties fo:widows="0" fo:orphans="0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LO-normal" style:family="paragraph">
      <style:paragraph-properties fo:widows="0" fo:orphans="0"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LO-normal" style:family="paragraph">
      <style:paragraph-properties fo:widows="0" fo:orphans="0"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LO-normal" style:family="paragraph">
      <style:paragraph-properties fo:widows="0" fo:orphans="0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LO-normal" style:family="paragraph">
      <style:paragraph-properties fo:widows="0" fo:orphans="0"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LO-normal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LO-normal" style:family="paragraph">
      <style:paragraph-properties fo:text-align="center" fo:line-height="150%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Заголовок2" style:family="paragraph">
      <style:paragraph-properties fo:break-before="page"/>
    </style:style>
    <style:style style:name="P55" style:parent-style-name="LO-normal" style:family="paragraph">
      <style:paragraph-properties fo:text-align="justify" fo:line-height="150%" fo:text-indent="0.4923in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LO-normal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LO-normal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6" style:parent-style-name="LO-normal" style:family="paragraph">
      <style:text-properties style:font-name="Times New Roman" fo:font-size="14pt" style:font-size-asian="14pt" style:font-size-complex="14pt"/>
    </style:style>
    <style:style style:name="P67" style:parent-style-name="LO-normal" style:family="paragraph">
      <style:paragraph-properties fo:text-align="justify" fo:line-height="150%" fo:text-indent="0.4916in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5" style:parent-style-name="LO-normal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86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7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8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9" style:parent-style-name="LO-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91" style:family="table-column">
      <style:table-column-properties style:column-width="1.6715in"/>
    </style:style>
    <style:style style:name="TableColumn92" style:family="table-column">
      <style:table-column-properties style:column-width="1.6715in"/>
    </style:style>
    <style:style style:name="TableColumn93" style:family="table-column">
      <style:table-column-properties style:column-width="1.6715in"/>
    </style:style>
    <style:style style:name="TableColumn94" style:family="table-column">
      <style:table-column-properties style:column-width="1.6715in"/>
    </style:style>
    <style:style style:name="Table90" style:family="table">
      <style:table-properties style:width="6.6861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0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6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O-normal" style:family="paragraph">
      <style:paragraph-properties fo:text-align="center" fo:line-height="15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O-normal" style:family="paragraph">
      <style:paragraph-properties fo:text-align="center" fo:line-height="15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O-normal" style:family="paragraph">
      <style:paragraph-properties fo:text-align="center" fo:line-height="150%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O-normal" style:family="paragraph">
      <style:paragraph-properties fo:text-align="center" fo:line-height="15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O-normal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5" style:parent-style-name="LO-normal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Textbodyuser" style:family="paragraph">
      <style:paragraph-properties fo:text-indent="0in"/>
    </style:style>
    <style:style style:name="P137" style:parent-style-name="LO-normal" style:family="paragraph">
      <style:paragraph-properties fo:text-align="justify" fo:line-height="150%" fo:text-indent="0.5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ИНОБРНАУКИ РОССИИ</text:p>
      <text:p text:style-name="P3"/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</text:span><text:span text:style-name="T9">федра МО 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ОТЧЕТ</text:p>
      <text:p text:style-name="P17">по лабораторной работе №3</text:p>
      <text:p text:style-name="P18"><text:span text:style-name="T19">по дисциплине «Параллельные алгоритмы»</text:span></text:p>
      <text:p text:style-name="P20"><text:span text:style-name="T21">Тема:<text:s/></text:span><text:bookmark-start text:name="docs-internal-guid-fc9ab1ee-7fff-e780-80"/><text:bookmark-end text:name="docs-internal-guid-fc9ab1ee-7fff-e780-80"/><text:span text:style-name="T22">Умножение матриц с использованием<text:s/></text:span><text:span text:style-name="T23">OpenCL</text:span><text:span text:style-name="T24">.</text:span></text:p>
      <text:p text:style-name="Textbody"><text:line-break/><text:span text:style-name="T25">.</text:span></text:p>
      <text:p text:style-name="Textbody"><text:line-break/></text:p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Студент гр. 9304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Попов Д.С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Сергеева Е.И.</text:p>
          </table:table-cell>
        </table:table-row>
      </table:table>
      <text:p text:style-name="P50"/>
      <text:p text:style-name="P51"><text:s text:c="8"/>Санкт-Петербург</text:p>
      <text:p text:style-name="P52"><text:span text:style-name="T53"><text:s text:c="7"/>2022</text:span></text:p>
      <text:soft-page-break/>
      <text:h text:style-name="P54" text:outline-level="2">Цель работы.</text:h>
      <text:p text:style-name="P55"><text:bookmark-start text:name="docs-internal-guid-e7ba1841-7fff-ba6b-e9"/><text:bookmark-end text:name="docs-internal-guid-e7ba1841-7fff-ba6b-e9"/><text:span text:style-name="T56">Ознакомится с программированием гетерогенных систем в стандарте<text:s/></text:span><text:span text:style-name="T57">OpenCL</text:span><text:span text:style-name="T58">.</text:span></text:p>
      <text:p text:style-name="P59"/>
      <text:p text:style-name="P60">Задание.</text:p>
      <text:p text:style-name="LO-normal"><text:span text:style-name="T61"><text:tab/></text:span><text:bookmark-start text:name="docs-internal-guid-a82efb38-7fff-a3f0-fc"/><text:bookmark-end text:name="docs-internal-guid-a82efb38-7fff-a3f0-fc"/><text:span text:style-name="T62">Реализовать умножение матриц на<text:s/></text:span><text:span text:style-name="T63">OpenCL</text:span><text:span text:style-name="T64">.<text:s/></text:span><text:span text:style-name="T65">Произвести сравнение производительности с лабораторной работой №4.</text:span></text:p>
      <text:p text:style-name="P66"/>
      <text:p text:style-name="Textbody"/>
      <text:h text:style-name="Заголовок2" text:outline-level="2">Выполнение работы.</text:h>
      <text:p text:style-name="P67"><text:span text:style-name="T68">Была реализована программа в стандарте<text:s/></text:span><text:span text:style-name="T69">OpenCL</text:span><text:span text:style-name="T70"><text:s/></text:span><text:span text:style-name="T71">для умножения матриц.<text:s/></text:span><text:span text:style-name="T72">Данные матрицы хранятся в векторе класса<text:s/></text:span><text:span text:style-name="T73">Matrix</text:span><text:span text:style-name="T74">. Код программы для<text:s/></text:span><text:span text:style-name="T75">OpenCL</text:span><text:span text:style-name="T76"><text:s/></text:span><text:span text:style-name="T77">вынесен в отдельный файл<text:s/></text:span><text:span text:style-name="T78">matrix</text:span><text:span text:style-name="T79">_</text:span><text:span text:style-name="T80">kernel</text:span><text:span text:style-name="T81">.</text:span><text:span text:style-name="T82">cl</text:span><text:span text:style-name="T83">.<text:s/></text:span><text:span text:style-name="T84">Время засекается с момента записи значений матрицы в буффера, и до момента чтения из результирующего буффера.</text:span></text:p>
      <text:p text:style-name="P85"/>
      <text:p text:style-name="P86"/>
      <text:p text:style-name="P87">Сравнение<text:s/>времени умножения матриц для различных реализации.<text:s/></text:p>
      <text:p text:style-name="P88"/>
      <text:p text:style-name="P89">В таблице 1 представлено время выполнения для каждого алгоритма, при разных размерах матрицы: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Размер<text:s/>стороны<text:s/>матриц</text:p>
          </table:table-cell>
          <table:table-cell table:style-name="TableCell98">
            <text:p text:style-name="P99">OpenGL,</text:p>
            <text:p text:style-name="P100">мс</text:p>
          </table:table-cell>
          <table:table-cell table:style-name="TableCell101">
            <text:p text:style-name="P102">Параллельная,</text:p>
            <text:p text:style-name="P103">мс</text:p>
          </table:table-cell>
          <table:table-cell table:style-name="TableCell104">
            <text:p text:style-name="P105">Штрассен,</text:p>
            <text:p text:style-name="P106">мс</text:p>
          </table:table-cell>
        </table:table-row>
        <table:table-row table:style-name="TableRow107">
          <table:table-cell table:style-name="TableCell108">
            <text:p text:style-name="P109">128</text:p>
          </table:table-cell>
          <table:table-cell table:style-name="TableCell110">
            <text:p text:style-name="P111">2</text:p>
          </table:table-cell>
          <table:table-cell table:style-name="TableCell112">
            <text:p text:style-name="P113">38</text:p>
          </table:table-cell>
          <table:table-cell table:style-name="TableCell114">
            <text:p text:style-name="P115">18</text:p>
          </table:table-cell>
        </table:table-row>
        <table:table-row table:style-name="TableRow116">
          <table:table-cell table:style-name="TableCell117">
            <text:p text:style-name="P118">256</text:p>
          </table:table-cell>
          <table:table-cell table:style-name="TableCell119">
            <text:p text:style-name="P120">7</text:p>
          </table:table-cell>
          <table:table-cell table:style-name="TableCell121">
            <text:p text:style-name="P122">311</text:p>
          </table:table-cell>
          <table:table-cell table:style-name="TableCell123">
            <text:p text:style-name="P124"><text:span text:style-name="T125">133</text:span></text:p>
          </table:table-cell>
        </table:table-row>
        <table:table-row table:style-name="TableRow126">
          <table:table-cell table:style-name="TableCell127">
            <text:p text:style-name="P128">512</text:p>
          </table:table-cell>
          <table:table-cell table:style-name="TableCell129">
            <text:p text:style-name="P130">75</text:p>
          </table:table-cell>
          <table:table-cell table:style-name="TableCell131">
            <text:p text:style-name="P132">1225</text:p>
          </table:table-cell>
          <table:table-cell table:style-name="TableCell133">
            <text:p text:style-name="P134">715</text:p>
          </table:table-cell>
        </table:table-row>
      </table:table>
      <text:p text:style-name="P135"><text:s/>Таблица 1 – Зависимость времени выполнения от размера матриц</text:p>
      <text:p text:style-name="P136"/>
      <text:h text:style-name="Заголовок2" text:outline-level="2">Выводы.</text:h>
      <text:p text:style-name="P137"><text:span text:style-name="T138">Были получены базовые знания программирования в стандарте<text:s/></text:span><text:span text:style-name="T139">OPpenCL</text:span><text:span text:style-name="T140">. Реализована программа по умножению матриц. Проведено сравнение с<text:s/></text:span><text:soft-page-break/><text:span text:style-name="T141">реализациями из лабораторной работы №4. Установлено, что реализация на<text:s/></text:span><text:span text:style-name="T142">OpenCL</text:span><text:span text:style-name="T143"><text:s/></text:span><text:span text:style-name="T144">на по</text:span><text:span text:style-name="T145">рядок быстрее, чем реализация из лабораторной работы №4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LO-normal" style:next-style-name="LO-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LO-normal" style:next-style-name="LO-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LO-normal" style:next-style-name="LO-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LO-normal" style:display-name="LO-normal" style:family="paragraph">
      <style:paragraph-properties fo:widows="2" fo:orphans="2"/>
      <style:text-properties fo:hyphenate="false"/>
    </style:style>
    <style:style style:name="Заголовок" style:display-name="Заголовок" style:family="paragraph" style:parent-style-name="LO-normal" style:next-style-name="LO-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Схемадокумента" style:display-name="Схема документа" style:family="paragraph">
      <style:paragraph-properties fo:widows="2" fo:orphans="2"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Схемадокумента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Переченьрисунков" style:display-name="Перечень рисунков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user">
      <style:text-properties fo:hyphenate="false"/>
    </style:style>
    <style:style style:name="Подзаголовок" style:display-name="Подзаголовок" style:family="paragraph" style:parent-style-name="LO-normal" style:next-style-name="LO-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NumberingSymbols" style:display-name="Numbering Symbols" style:family="text"/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LO-normal" style:family="paragraph">
      <style:paragraph-properties fo:text-align="end" fo:line-height="150%" fo:text-indent="0.4923in">
        <style:tab-stops>
          <style:tab-stop style:type="center" style:position="3.2479in"/>
          <style:tab-stop style:type="right" style:position="6.4965in"/>
        </style:tab-stops>
      </style:paragraph-properties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митрий Попов</dc:creator>
    <meta:creation-date>2021-11-09T18:16:00Z</meta:creation-date>
    <dc:date>2022-12-18T18:51:00Z</dc:date>
    <meta:template xlink:href="Normal" xlink:type="simple"/>
    <meta:editing-cycles>11</meta:editing-cycles>
    <meta:editing-duration>PT28320S</meta:editing-duration>
    <meta:user-defined meta:name="AppVersion">15.0000</meta:user-defined>
    <meta:document-statistic meta:page-count="3" meta:paragraph-count="2" meta:word-count="223" meta:character-count="1496" meta:row-count="10" meta:non-whitespace-character-count="1275"/>
  </office:meta>
</office:document-meta>
</file>